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-2" svg:stroke-width="0.04cm" svg:stroke-color="#000000" draw:marker-start-width="0.26cm" draw:marker-end-width="0.26cm" draw:fill="solid" draw:fill-color="#eeeeee" draw:textarea-horizontal-align="justify" draw:textarea-vertical-align="middle" draw:auto-grow-height="false" fo:min-height="3.74cm" fo:min-width="10.95cm" fo:padding-top="0.145cm" fo:padding-bottom="0.145cm" fo:padding-left="0.27cm" fo:padding-right="0.27cm"/>
    </style:style>
    <style:style style:name="gr2" style:family="graphic" style:parent-style-name="standard">
      <style:graphic-properties draw:stroke="dash" draw:stroke-dash="dashed-2" svg:stroke-width="0.04cm" svg:stroke-color="#000000" draw:marker-start-width="0.26cm" draw:marker-end-width="0.26cm" draw:fill="solid" draw:fill-color="#eeeeee" draw:textarea-horizontal-align="justify" draw:textarea-vertical-align="middle" draw:auto-grow-height="false" fo:min-height="5.555cm" fo:min-width="19.95cm" fo:padding-top="0.145cm" fo:padding-bottom="0.145cm" fo:padding-left="0.27cm" fo:padding-right="0.27cm"/>
      <style:paragraph-properties style:writing-mode="lr-tb"/>
    </style:style>
    <style:style style:name="gr3" style:family="graphic" style:parent-style-name="standard">
      <style:graphic-properties svg:stroke-width="0.04cm" draw:marker-start-width="0.26cm" draw:marker-end-width="0.26cm" draw:fill="solid" draw:fill-color="#ffd320" draw:textarea-horizontal-align="justify" draw:textarea-vertical-align="middle" draw:auto-grow-height="false" fo:min-height="3.755cm" fo:min-width="1.64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width="0.2cm" svg:stroke-color="#9933ff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1.185cm"/>
      <style:paragraph-properties style:writing-mode="lr-tb"/>
    </style:style>
    <style:style style:name="gr7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27cm" fo:min-width="2.77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33cm" fo:min-width="1.465cm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31cm" fo:min-width="0cm"/>
    </style:style>
    <style:style style:name="gr10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1.49cm" fo:min-width="1.265cm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666cm"/>
      <style:paragraph-properties style:writing-mode="lr-tb"/>
    </style:style>
    <style:style style:name="gr12" style:family="graphic" style:parent-style-name="standard">
      <style:graphic-properties svg:stroke-width="0.04cm" draw:marker-start-width="0.26cm" draw:marker-end-width="0.26cm" draw:fill="solid" draw:fill-color="#dddddd" draw:textarea-horizontal-align="justify" draw:textarea-vertical-align="middle" draw:auto-grow-height="false" fo:min-height="1.46cm" fo:min-width="1.265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18" style:family="graphic" style:parent-style-name="standard">
      <style:graphic-properties svg:stroke-width="0.04cm" draw:marker-start-width="0.26cm" draw:marker-end-width="0.26cm" draw:fill="solid" draw:fill-color="#cfe7f5" draw:textarea-horizontal-align="justify" draw:textarea-vertical-align="middle" draw:auto-grow-height="false" fo:min-height="2.635cm" fo:min-width="10.33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25cm"/>
      <style:paragraph-properties style:writing-mode="lr-tb"/>
    </style:style>
    <style:style style:name="gr23" style:family="graphic" style:parent-style-name="standard">
      <style:graphic-properties svg:stroke-width="0.04cm" draw:marker-start-width="0.26cm" draw:marker-end-width="0.26cm" draw:fill="solid" draw:fill-color="#ffccff" draw:textarea-horizontal-align="justify" draw:textarea-vertical-align="middle" draw:auto-grow-height="false" fo:min-height="2.505cm" fo:min-width="2.77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28" style:family="graphic" style:parent-style-name="standard">
      <style:graphic-properties draw:stroke="none" svg:stroke-color="#000000" draw:fill="none" draw:fill-color="#ffffff" fo:min-height="0.697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2cm" svg:stroke-color="#ff3333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225cm" fo:padding-bottom="0.225cm" fo:padding-left="0.35cm" fo:padding-right="0.35cm" fo:wrap-option="wrap" draw:shadow="hidden" draw:shadow-offset-x="0.2cm" draw:shadow-offset-y="0.2cm" draw:shadow-color="#808080"/>
    </style:style>
    <style:style style:name="gr32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min-height="0.675cm" fo:min-width="1.48cm" fo:padding-top="0.145cm" fo:padding-bottom="0.145cm" fo:padding-left="0.27cm" fo:padding-right="0.27cm"/>
      <style:paragraph-properties style:writing-mode="lr-tb"/>
    </style:style>
    <style:style style:name="gr33" style:family="graphic" style:parent-style-name="objectwithoutfill">
      <style:graphic-properties draw:stroke="dash" draw:stroke-dash="Fine_20_Dashed"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fo:min-height="2.221cm"/>
      <style:paragraph-properties style:writing-mode="lr-tb"/>
    </style:style>
    <style:style style:name="gr36" style:family="graphic" style:parent-style-name="objectwithoutfill">
      <style:graphic-properties svg:stroke-width="0.08cm" svg:stroke-color="#9933ff" draw:marker-start-width="0.33cm" draw:marker-end-width="0.33cm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svg:stroke-width="0.06cm" svg:stroke-color="#000000" draw:marker-start-width="0.29cm" draw:marker-end-width="0.29cm" draw:fill="none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4cm" draw:marker-start-width="0.26cm" draw:marker-end-width="0.26cm" draw:fill="solid" draw:fill-color="#66ff66" draw:textarea-horizontal-align="justify" draw:textarea-vertical-align="middle" draw:auto-grow-height="false" fo:min-height="2.25cm" fo:min-width="8.695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40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fo:min-height="0.434cm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8cm" svg:stroke-color="#ff9900" draw:marker-start="" draw:marker-start-width="0.33cm" draw:marker-start-center="false" draw:marker-end="" draw:marker-end-width="0.33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/>
    </style:style>
    <style:style style:name="gr45" style:family="graphic" style:parent-style-name="objectwithoutfill">
      <style:graphic-properties svg:stroke-width="0.08cm" svg:stroke-color="#ff9900" draw:marker-start-width="0.32cm" draw:marker-end-width="0.3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ffcc00" draw:textarea-horizontal-align="justify" draw:textarea-vertical-align="middle" draw:auto-grow-height="false" fo:min-height="0.9cm" fo:min-width="1.525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solid" draw:fill-color="#ffd320"/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ccff"/>
      <style:paragraph-properties fo:text-align="center" style:writing-mode="lr-tb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fe7f5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 style:writing-mode="lr-tb"/>
    </style:style>
    <style:style style:name="P16" style:family="paragraph">
      <loext:graphic-properties draw:fill="solid" draw:fill-color="#66ff66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solid" draw:fill-color="#ffcc00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9cm" svg:height="4.03cm" svg:x="8.26cm" svg:y="13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49cm" svg:height="5.845cm" svg:x="4.815cm" svg:y="1.34cm">
          <text:p text:style-name="P2">Voltage Regulation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4cm" svg:height="4.005cm" svg:x="1.52cm" svg:y="2.67cm">
          <text:p text:style-name="P3"><text:span text:style-name="T1">Battery</text:span></text:p>
          <text:p text:style-name="P3"><text:span text:style-name="T1">25V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.65cm" svg:y1="3.605cm" svg:x2="6.175cm" svg:y2="3.605cm">
          <text:p/>
        </draw:line>
        <draw:line draw:style-name="gr5" draw:text-style-name="P5" draw:layer="layout" svg:x1="3.65cm" svg:y1="5.295cm" svg:x2="8.68cm" svg:y2="5.295cm">
          <text:p/>
        </draw:line>
        <draw:frame draw:style-name="gr6" draw:text-style-name="P6" draw:layer="layout" svg:width="2.925cm" svg:height="1.435cm" svg:x="7.315cm" svg:y="3.74cm">
          <draw:text-box>
            <text:p><text:span text:style-name="T1">Protection</text:span></text:p>
            <text:p><text:span text:style-name="T1"><text:s text:c="2"/></text:span><text:span text:style-name="T1">Diodes</text:span></text:p>
          </draw:text-box>
        </draw:frame>
        <draw:line draw:style-name="gr4" draw:text-style-name="P5" draw:layer="layout" svg:x1="7.09cm" svg:y1="3.565cm" svg:x2="11.565cm" svg:y2="3.565cm">
          <text:p/>
        </draw:line>
        <draw:custom-shape draw:style-name="gr7" draw:text-style-name="P8" draw:layer="layout" svg:width="3.31cm" svg:height="2.817cm" svg:x="3.185cm" svg:y="14.15cm">
          <text:p text:style-name="P7">Left</text:p>
          <text:p text:style-name="P7">Servo</text:p>
          <text:p text:style-name="P7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.965cm" svg:height="0.58cm" svg:x="7.744cm" svg:y="3.275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335cm" svg:height="1.435cm" svg:x="2.855cm" svg:y="3.025cm">
          <draw:text-box>
            <text:p><text:span text:style-name="T2">+</text:span></text:p>
          </draw:text-box>
        </draw:frame>
        <draw:frame draw:style-name="gr6" draw:text-style-name="P10" draw:layer="layout" svg:width="1.335cm" svg:height="1.435cm" svg:x="3.005cm" svg:y="4.74cm">
          <draw:text-box>
            <text:p><text:span text:style-name="T2">-</text:span></text:p>
          </draw:text-box>
        </draw:frame>
        <draw:custom-shape draw:style-name="gr9" draw:text-style-name="P1" draw:layer="layout" svg:width="0.16cm" svg:height="0.56cm" svg:x="9.405cm" svg:y="3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965cm" svg:height="0.58cm" draw:transform="rotate (-3.14159265358979) translate (9.741cm 5.5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16cm" svg:height="0.56cm" draw:transform="rotate (-3.14159265358979) translate (8.08cm 5.545cm)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1" draw:layer="layout" svg:width="1.765cm" svg:height="1.74cm" svg:x="5.375cm" svg:y="2.8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2.275cm" svg:height="1.916cm" svg:x="5.185cm" svg:y="2.71cm">
            <draw:text-box>
              <text:p><text:span text:style-name="T1">Lighted</text:span></text:p>
              <text:p><text:span text:style-name="T1"><text:s/></text:span><text:span text:style-name="T1">Switch</text:span></text:p>
              <text:p><text:span text:style-name="T1"><text:s text:c="2"/></text:span><text:span text:style-name="T1">SPST</text:span></text:p>
            </draw:text-box>
          </draw:frame>
        </draw:g>
        <draw:line draw:style-name="gr5" draw:text-style-name="P5" draw:layer="layout" svg:x1="9.695cm" svg:y1="5.295cm" svg:x2="18.27cm" svg:y2="5.295cm">
          <text:p/>
        </draw:line>
        <draw:line draw:style-name="gr5" draw:text-style-name="P5" draw:layer="layout" svg:x1="11.945cm" svg:y1="14.16cm" svg:x2="11.945cm" svg:y2="5.26cm">
          <text:p/>
        </draw:line>
        <draw:custom-shape draw:style-name="gr12" draw:text-style-name="P12" draw:layer="layout" svg:width="1.765cm" svg:height="1.71cm" svg:x="11.585cm" svg:y="2.805cm">
          <text:p text:style-name="P3"><text:span text:style-name="T1">5V</text:span></text:p>
          <text:p text:style-name="P3"><text:span text:style-name="T1">Reg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layout" svg:x1="16.562cm" svg:y1="8.645cm" svg:x2="16.562cm" svg:y2="3.502cm">
          <text:p/>
        </draw:line>
        <draw:line draw:style-name="gr14" draw:text-style-name="P13" draw:layer="layout" svg:x1="13.35cm" svg:y1="3.6cm" svg:x2="15.085cm" svg:y2="3.6cm">
          <text:p/>
        </draw:line>
        <draw:g>
          <draw:custom-shape draw:style-name="gr10" draw:text-style-name="P11" draw:layer="layout" svg:width="1.765cm" svg:height="1.74cm" svg:x="14.195cm" svg:y="2.81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2.275cm" svg:height="1.916cm" svg:x="14.005cm" svg:y="2.705cm">
            <draw:text-box>
              <text:p><text:span text:style-name="T1">Lighted</text:span></text:p>
              <text:p><text:span text:style-name="T1"><text:s/></text:span><text:span text:style-name="T1">Switch</text:span></text:p>
              <text:p><text:span text:style-name="T1"><text:s text:c="2"/></text:span><text:span text:style-name="T1">SPST</text:span></text:p>
            </draw:text-box>
          </draw:frame>
        </draw:g>
        <draw:line draw:style-name="gr5" draw:text-style-name="P5" draw:layer="layout" svg:x1="11.07cm" svg:y1="4.125cm" svg:x2="11.585cm" svg:y2="4.13cm">
          <text:p/>
        </draw:line>
        <draw:line draw:style-name="gr15" draw:text-style-name="P13" draw:layer="layout" svg:x1="15.97cm" svg:y1="3.6cm" svg:x2="18.605cm" svg:y2="3.6cm">
          <text:p/>
        </draw:line>
        <draw:line draw:style-name="gr5" draw:text-style-name="P5" draw:layer="layout" svg:x1="11.16cm" svg:y1="5.31cm" svg:x2="11.16cm" svg:y2="4.075cm">
          <text:p/>
        </draw:line>
        <draw:line draw:style-name="gr5" draw:text-style-name="P5" draw:layer="layout" svg:x1="18.182cm" svg:y1="5.31cm" svg:x2="18.182cm" svg:y2="4.075cm">
          <text:p/>
        </draw:line>
        <draw:line draw:style-name="gr5" draw:text-style-name="P5" draw:layer="layout" svg:x1="18.08cm" svg:y1="4.125cm" svg:x2="18.595cm" svg:y2="4.13cm">
          <text:p/>
        </draw:line>
        <draw:custom-shape draw:style-name="gr12" draw:text-style-name="P12" draw:layer="layout" svg:width="1.765cm" svg:height="1.71cm" svg:x="18.595cm" svg:y="2.805cm">
          <text:p text:style-name="P3"><text:span text:style-name="T1">3.3V</text:span></text:p>
          <text:p text:style-name="P3"><text:span text:style-name="T1">Reg</text:span></text:p>
          <draw:enhanced-geometry svg:viewBox="0 0 21600 21600" draw:type="rectangle" draw:enhanced-path="M 0 0 L 21600 0 21600 21600 0 21600 0 0 Z N"/>
        </draw:custom-shape>
        <draw:line draw:style-name="gr16" draw:text-style-name="P13" draw:layer="layout" svg:x1="20.365cm" svg:y1="3.545cm" svg:x2="21.295cm" svg:y2="3.545cm">
          <text:p/>
        </draw:line>
        <draw:line draw:style-name="gr17" draw:text-style-name="P13" draw:layer="layout" svg:x1="22.67cm" svg:y1="3.545cm" svg:x2="24.07cm" svg:y2="3.545cm">
          <text:p/>
        </draw:line>
        <draw:custom-shape draw:style-name="gr18" draw:text-style-name="P14" draw:layer="layout" svg:width="10.87cm" svg:height="2.925cm" svg:x="8.585cm" svg:y="14.185cm">
          <text:p text:style-name="P7">Servo Power Control</text:p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4.985cm" svg:y1="6.74cm" svg:x2="24.045cm" svg:y2="6.74cm">
          <text:p/>
        </draw:line>
        <draw:line draw:style-name="gr20" draw:text-style-name="P13" draw:layer="layout" svg:x1="15.007cm" svg:y1="14.14cm" svg:x2="15.007cm" svg:y2="6.715cm">
          <text:p/>
        </draw:line>
        <draw:frame draw:style-name="gr21" draw:text-style-name="P6" draw:layer="layout" svg:width="1.51cm" svg:height="0.806cm" svg:x="9.03cm" svg:y="13.419cm">
          <draw:text-box>
            <text:p><text:span text:style-name="T1">25V</text:span></text:p>
          </draw:text-box>
        </draw:frame>
        <draw:frame draw:style-name="gr22" draw:text-style-name="P6" draw:layer="layout" svg:width="1.66cm" svg:height="0.875cm" svg:x="13.68cm" svg:y="13.465cm">
          <draw:text-box>
            <text:p><text:span text:style-name="T1">3.3V</text:span></text:p>
          </draw:text-box>
        </draw:frame>
        <draw:frame draw:style-name="gr22" draw:text-style-name="P6" draw:layer="layout" svg:width="1.66cm" svg:height="0.875cm" svg:x="10.47cm" svg:y="13.435cm">
          <draw:text-box>
            <text:p><text:span text:style-name="T1">GND</text:span></text:p>
          </draw:text-box>
        </draw:frame>
        <draw:frame draw:style-name="gr22" draw:text-style-name="P6" draw:layer="layout" svg:width="1.66cm" svg:height="0.875cm" svg:x="12.395cm" svg:y="13.435cm">
          <draw:text-box>
            <text:p><text:span text:style-name="T1">5V</text:span></text:p>
          </draw:text-box>
        </draw:frame>
        <draw:custom-shape draw:style-name="gr23" draw:text-style-name="P8" draw:layer="layout" svg:width="3.31cm" svg:height="2.795cm" svg:x="21.507cm" svg:y="14.235cm">
          <text:p text:style-name="P7">Right</text:p>
          <text:p text:style-name="P7">Servo</text:p>
          <text:p text:style-name="P7">Controller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485cm" svg:y1="16.617cm" svg:x2="8.58cm" svg:y2="16.636cm">
          <text:p/>
        </draw:line>
        <draw:line draw:style-name="gr5" draw:text-style-name="P5" draw:layer="layout" svg:x1="19.42cm" svg:y1="16.722cm" svg:x2="21.5cm" svg:y2="16.741cm">
          <text:p/>
        </draw:line>
        <draw:line draw:style-name="gr24" draw:text-style-name="P13" draw:layer="layout" svg:x1="6.485cm" svg:y1="15.62cm" svg:x2="8.565cm" svg:y2="15.62cm">
          <text:p/>
        </draw:line>
        <draw:line draw:style-name="gr25" draw:text-style-name="P13" draw:layer="layout" svg:x1="19.412cm" svg:y1="15.62cm" svg:x2="21.5cm" svg:y2="15.62cm">
          <text:p/>
        </draw:line>
        <draw:line draw:style-name="gr26" draw:text-style-name="P13" draw:layer="layout" svg:x1="15.955cm" svg:y1="14.185cm" svg:x2="15.955cm" svg:y2="11.22cm">
          <text:p/>
        </draw:line>
        <draw:line draw:style-name="gr27" draw:text-style-name="P13" draw:layer="layout" svg:x1="16.715cm" svg:y1="14.165cm" svg:x2="16.715cm" svg:y2="11.205cm">
          <text:p/>
        </draw:line>
        <draw:frame draw:style-name="gr28" draw:text-style-name="P6" draw:layer="layout" svg:width="1.935cm" svg:height="1.361cm" draw:transform="rotate (1.5707963267949) translate (15.219cm 13.33cm)">
          <draw:text-box>
            <text:p><text:span text:style-name="T1">3.3V-L</text:span></text:p>
          </draw:text-box>
        </draw:frame>
        <draw:frame draw:style-name="gr22" draw:text-style-name="P6" draw:layer="layout" svg:width="2.085cm" svg:height="0.875cm" draw:transform="rotate (1.5707963267949) translate (16.05cm 13.396cm)">
          <draw:text-box>
            <text:p><text:span text:style-name="T1">3.3V-R</text:span></text:p>
          </draw:text-box>
        </draw:frame>
        <draw:frame draw:style-name="gr22" draw:text-style-name="P6" draw:layer="layout" svg:width="1.66cm" svg:height="0.875cm" svg:x="6.77cm" svg:y="14.795cm">
          <draw:text-box>
            <text:p><text:span text:style-name="T1">5V-L</text:span></text:p>
          </draw:text-box>
        </draw:frame>
        <draw:frame draw:style-name="gr22" draw:text-style-name="P6" draw:layer="layout" svg:width="1.66cm" svg:height="0.875cm" svg:x="19.725cm" svg:y="14.795cm">
          <draw:text-box>
            <text:p><text:span text:style-name="T1">5V-R</text:span></text:p>
          </draw:text-box>
        </draw:frame>
        <draw:frame draw:style-name="gr22" draw:text-style-name="P6" draw:layer="layout" svg:width="1.66cm" svg:height="0.875cm" svg:x="6.765cm" svg:y="15.79cm">
          <draw:text-box>
            <text:p><text:span text:style-name="T1">GND</text:span></text:p>
          </draw:text-box>
        </draw:frame>
        <draw:frame draw:style-name="gr22" draw:text-style-name="P6" draw:layer="layout" svg:width="1.66cm" svg:height="0.875cm" svg:x="19.725cm" svg:y="15.89cm">
          <draw:text-box>
            <text:p><text:span text:style-name="T1">GND</text:span></text:p>
          </draw:text-box>
        </draw:frame>
        <draw:frame draw:style-name="gr22" draw:text-style-name="P6" draw:layer="layout" svg:width="1.66cm" svg:height="0.875cm" svg:x="22.67cm" svg:y="7.845cm">
          <draw:text-box>
            <text:p><text:span text:style-name="T1">3.3V</text:span></text:p>
          </draw:text-box>
        </draw:frame>
        <draw:frame draw:style-name="gr22" draw:text-style-name="P6" draw:layer="layout" svg:width="1.66cm" svg:height="0.875cm" svg:x="16.68cm" svg:y="7.87cm">
          <draw:text-box>
            <text:p><text:span text:style-name="T1">GND</text:span></text:p>
          </draw:text-box>
        </draw:frame>
        <draw:frame draw:style-name="gr22" draw:text-style-name="P6" draw:layer="layout" svg:width="1.66cm" svg:height="0.875cm" svg:x="15.5cm" svg:y="7.876cm">
          <draw:text-box>
            <text:p><text:span text:style-name="T1">5V</text:span></text:p>
          </draw:text-box>
        </draw:frame>
        <draw:line draw:style-name="gr29" draw:text-style-name="P13" draw:layer="layout" svg:x1="24.065cm" svg:y1="8.63cm" svg:x2="24.065cm" svg:y2="3.57cm">
          <text:p/>
        </draw:line>
        <draw:line draw:style-name="gr30" draw:text-style-name="P13" draw:layer="layout" svg:x1="13.47cm" svg:y1="14.18cm" svg:x2="13.47cm" svg:y2="6.015cm">
          <text:p/>
        </draw:line>
        <draw:line draw:style-name="gr31" draw:text-style-name="P13" draw:layer="layout" svg:x1="13.37cm" svg:y1="6.085cm" svg:x2="16.555cm" svg:y2="6.085cm">
          <text:p/>
        </draw:line>
        <draw:custom-shape draw:style-name="gr32" draw:text-style-name="P15" draw:layer="layout" svg:width="2.02cm" svg:height="0.965cm" svg:x="9.275cm" svg:y="15.485cm">
          <text:p text:style-name="P7">7050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02cm" svg:height="0.965cm" svg:x="9.995cm" svg:y="15.73cm">
          <text:p text:style-name="P7">7050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02cm" svg:height="0.965cm" svg:x="10.592cm" svg:y="16.006cm">
          <text:p text:style-name="P7">7050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02cm" svg:height="0.965cm" svg:x="13.27cm" svg:y="15.515cm">
          <text:p text:style-name="P7">2141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02cm" svg:height="0.965cm" svg:x="13.915cm" svg:y="15.75cm">
          <text:p text:style-name="P7">2141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02cm" svg:height="0.965cm" svg:x="14.52cm" svg:y="16.015cm">
          <text:p text:style-name="P7">2141</text:p>
          <draw:enhanced-geometry svg:viewBox="0 0 21600 21600" draw:type="rectangle" draw:enhanced-path="M 0 0 L 21600 0 21600 21600 0 21600 0 0 Z N"/>
        </draw:custom-shape>
        <draw:line draw:style-name="gr33" draw:text-style-name="P5" draw:layer="layout" svg:x1="18.85cm" svg:y1="10.084cm" svg:x2="18.85cm" svg:y2="14.184cm">
          <text:p/>
        </draw:line>
        <draw:line draw:style-name="gr34" draw:text-style-name="P5" draw:layer="layout" svg:x1="17.025cm" svg:y1="10.015cm" svg:x2="17.025cm" svg:y2="14.175cm">
          <text:p/>
        </draw:line>
        <draw:frame draw:style-name="gr35" draw:text-style-name="P6" draw:layer="layout" svg:width="1.91cm" svg:height="2.471cm" svg:x="16.94cm" svg:y="11.34cm">
          <draw:text-box>
            <text:p><text:span text:style-name="T1">6</text:span></text:p>
            <text:p><text:span text:style-name="T1">GPIO</text:span></text:p>
            <text:p><text:span text:style-name="T1">Pins</text:span></text:p>
          </draw:text-box>
        </draw:frame>
        <draw:frame draw:style-name="gr35" draw:text-style-name="P6" draw:layer="layout" svg:width="1.91cm" svg:height="2.471cm" svg:x="18.753cm" svg:y="11.338cm">
          <draw:text-box>
            <text:p><text:span text:style-name="T1">4</text:span></text:p>
            <text:p><text:span text:style-name="T1">ADC</text:span></text:p>
            <text:p><text:span text:style-name="T1">Pins</text:span></text:p>
          </draw:text-box>
        </draw:frame>
        <draw:line draw:style-name="gr36" draw:text-style-name="P5" draw:layer="layout" svg:x1="10.305cm" svg:y1="14.176cm" svg:x2="10.305cm" svg:y2="3.606cm">
          <text:p/>
        </draw:line>
        <draw:line draw:style-name="gr37" draw:text-style-name="P5" draw:layer="layout" svg:x1="2.81cm" svg:y1="14.315cm" svg:x2="3.165cm" svg:y2="14.315cm">
          <text:p/>
        </draw:line>
        <draw:line draw:style-name="gr37" draw:text-style-name="P5" draw:layer="layout" svg:x1="2.81cm" svg:y1="16.7cm" svg:x2="3.165cm" svg:y2="16.7cm">
          <text:p/>
        </draw:line>
        <draw:line draw:style-name="gr37" draw:text-style-name="P5" draw:layer="layout" svg:x1="2.81cm" svg:y1="15.539cm" svg:x2="3.165cm" svg:y2="15.539cm">
          <text:p/>
        </draw:line>
        <draw:line draw:style-name="gr37" draw:text-style-name="P5" draw:layer="layout" svg:x1="2.81cm" svg:y1="14.92cm" svg:x2="3.165cm" svg:y2="14.92cm">
          <text:p/>
        </draw:line>
        <draw:line draw:style-name="gr37" draw:text-style-name="P5" draw:layer="layout" svg:x1="2.81cm" svg:y1="16.14cm" svg:x2="3.165cm" svg:y2="16.14cm">
          <text:p/>
        </draw:line>
        <draw:line draw:style-name="gr37" draw:text-style-name="P5" draw:layer="layout" svg:x1="2.81cm" svg:y1="14.612cm" svg:x2="3.165cm" svg:y2="14.612cm">
          <text:p/>
        </draw:line>
        <draw:line draw:style-name="gr37" draw:text-style-name="P5" draw:layer="layout" svg:x1="2.81cm" svg:y1="15.239cm" svg:x2="3.165cm" svg:y2="15.239cm">
          <text:p/>
        </draw:line>
        <draw:line draw:style-name="gr37" draw:text-style-name="P5" draw:layer="layout" svg:x1="2.81cm" svg:y1="15.858cm" svg:x2="3.165cm" svg:y2="15.858cm">
          <text:p/>
        </draw:line>
        <draw:line draw:style-name="gr37" draw:text-style-name="P5" draw:layer="layout" svg:x1="2.81cm" svg:y1="16.422cm" svg:x2="3.165cm" svg:y2="16.422cm">
          <text:p/>
        </draw:line>
        <draw:line draw:style-name="gr37" draw:text-style-name="P5" draw:layer="layout" svg:x1="24.78cm" svg:y1="14.38cm" svg:x2="25.135cm" svg:y2="14.38cm">
          <text:p/>
        </draw:line>
        <draw:line draw:style-name="gr37" draw:text-style-name="P5" draw:layer="layout" svg:x1="24.78cm" svg:y1="16.8cm" svg:x2="25.135cm" svg:y2="16.8cm">
          <text:p/>
        </draw:line>
        <draw:line draw:style-name="gr37" draw:text-style-name="P5" draw:layer="layout" svg:x1="24.78cm" svg:y1="15.622cm" svg:x2="25.135cm" svg:y2="15.622cm">
          <text:p/>
        </draw:line>
        <draw:line draw:style-name="gr37" draw:text-style-name="P5" draw:layer="layout" svg:x1="24.78cm" svg:y1="14.993cm" svg:x2="25.135cm" svg:y2="14.993cm">
          <text:p/>
        </draw:line>
        <draw:line draw:style-name="gr37" draw:text-style-name="P5" draw:layer="layout" svg:x1="24.78cm" svg:y1="16.232cm" svg:x2="25.135cm" svg:y2="16.232cm">
          <text:p/>
        </draw:line>
        <draw:line draw:style-name="gr37" draw:text-style-name="P5" draw:layer="layout" svg:x1="24.78cm" svg:y1="14.681cm" svg:x2="25.135cm" svg:y2="14.681cm">
          <text:p/>
        </draw:line>
        <draw:line draw:style-name="gr37" draw:text-style-name="P5" draw:layer="layout" svg:x1="24.78cm" svg:y1="15.317cm" svg:x2="25.135cm" svg:y2="15.317cm">
          <text:p/>
        </draw:line>
        <draw:line draw:style-name="gr37" draw:text-style-name="P5" draw:layer="layout" svg:x1="24.78cm" svg:y1="15.946cm" svg:x2="25.135cm" svg:y2="15.946cm">
          <text:p/>
        </draw:line>
        <draw:line draw:style-name="gr37" draw:text-style-name="P5" draw:layer="layout" svg:x1="24.78cm" svg:y1="16.518cm" svg:x2="25.135cm" svg:y2="16.518cm">
          <text:p/>
        </draw:line>
        <draw:line draw:style-name="gr5" draw:text-style-name="P5" draw:layer="layout" svg:x1="18.185cm" svg:y1="8.68cm" svg:x2="18.185cm" svg:y2="5.29cm">
          <text:p/>
        </draw:line>
        <draw:g>
          <draw:custom-shape draw:style-name="gr10" draw:text-style-name="P11" draw:layer="layout" svg:width="1.765cm" svg:height="1.74cm" svg:x="21.31cm" svg:y="2.81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2.275cm" svg:height="1.916cm" svg:x="21.12cm" svg:y="2.705cm">
            <draw:text-box>
              <text:p><text:span text:style-name="T1">Lighted</text:span></text:p>
              <text:p><text:span text:style-name="T1"><text:s/></text:span><text:span text:style-name="T1">Switch</text:span></text:p>
              <text:p><text:span text:style-name="T1"><text:s text:c="2"/></text:span><text:span text:style-name="T1">SPST</text:span></text:p>
            </draw:text-box>
          </draw:frame>
        </draw:g>
        <draw:custom-shape draw:style-name="gr38" draw:text-style-name="P16" draw:layer="layout" svg:width="9.235cm" svg:height="2.54cm" svg:x="15.66cm" svg:y="8.685cm">
          <text:p text:style-name="P7">Processor Board</text:p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25.685cm" svg:height="3.095cm" svg:x="1.255cm" svg:y="17.305cm">
          <draw:text-box>
            <text:p><text:span text:style-name="T3">Notes:</text:span></text:p>
            <text:p><text:span text:style-name="T3">- not sure how we divide this into PCB’s. Depends on where the switches are located, and whether or not we can put everything shown except for the processor board onto a single board.</text:span></text:p>
            <text:p><text:span text:style-name="T3">- the connector choices and locations depend on how many PCB’s we have</text:span></text:p>
            <text:p><text:span text:style-name="T3">- if we use the Huzzah to get 3.3 volts, we save a voltage reg &amp; some board space, but need a 3.3 path to servo power board</text:span></text:p>
            <text:p><text:span text:style-name="T3">- merge regulation and servo boards? Merge processor and servo boards?</text:span></text:p>
          </draw:text-box>
        </draw:frame>
        <draw:line draw:style-name="gr40" draw:text-style-name="P13" draw:layer="layout" svg:x1="4.045cm" svg:y1="9.13cm" svg:x2="15.685cm" svg:y2="9.13cm">
          <text:p/>
        </draw:line>
        <draw:line draw:style-name="gr41" draw:text-style-name="P13" draw:layer="layout" svg:x1="4.065cm" svg:y1="14.14cm" svg:x2="4.065cm" svg:y2="9.115cm">
          <text:p/>
        </draw:line>
        <draw:line draw:style-name="gr34" draw:text-style-name="P5" draw:layer="layout" svg:x1="4.31cm" svg:y1="9.724cm" svg:x2="15.655cm" svg:y2="9.724cm">
          <text:p/>
        </draw:line>
        <draw:line draw:style-name="gr34" draw:text-style-name="P5" draw:layer="layout" svg:x1="4.54cm" svg:y1="10.265cm" svg:x2="15.655cm" svg:y2="10.265cm">
          <text:p/>
        </draw:line>
        <draw:line draw:style-name="gr42" draw:text-style-name="P5" draw:layer="layout" svg:x1="4.83cm" svg:y1="10.91cm" svg:x2="15.655cm" svg:y2="10.91cm">
          <text:p/>
        </draw:line>
        <draw:line draw:style-name="gr34" draw:text-style-name="P5" draw:layer="layout" svg:x1="4.335cm" svg:y1="9.695cm" svg:x2="4.335cm" svg:y2="14.15cm">
          <text:p/>
        </draw:line>
        <draw:line draw:style-name="gr34" draw:text-style-name="P5" draw:layer="layout" svg:x1="4.58cm" svg:y1="10.255cm" svg:x2="4.58cm" svg:y2="14.14cm">
          <text:p/>
        </draw:line>
        <draw:line draw:style-name="gr42" draw:text-style-name="P5" draw:layer="layout" svg:x1="4.845cm" svg:y1="10.87cm" svg:x2="4.845cm" svg:y2="14.14cm">
          <text:p/>
        </draw:line>
        <draw:frame draw:style-name="gr43" draw:text-style-name="P6" draw:layer="layout" svg:width="2.28cm" svg:height="0.806cm" svg:x="5.48cm" svg:y="8.441cm">
          <draw:text-box>
            <text:p><text:span text:style-name="T1">3.3V-L</text:span></text:p>
          </draw:text-box>
        </draw:frame>
        <draw:frame draw:style-name="gr43" draw:text-style-name="P6" draw:layer="layout" svg:width="2.28cm" svg:height="0.806cm" svg:x="5.48cm" svg:y="9.06cm">
          <draw:text-box>
            <text:p><text:span text:style-name="T1">SDA-L</text:span></text:p>
          </draw:text-box>
        </draw:frame>
        <draw:frame draw:style-name="gr43" draw:text-style-name="P6" draw:layer="layout" svg:width="2.28cm" svg:height="0.806cm" svg:x="5.48cm" svg:y="9.61cm">
          <draw:text-box>
            <text:p><text:span text:style-name="T1">SCL-L</text:span></text:p>
          </draw:text-box>
        </draw:frame>
        <draw:frame draw:style-name="gr43" draw:text-style-name="P6" draw:layer="layout" svg:width="2.28cm" svg:height="0.806cm" svg:x="5.48cm" svg:y="10.229cm">
          <draw:text-box>
            <text:p><text:span text:style-name="T1">GND</text:span></text:p>
          </draw:text-box>
        </draw:frame>
        <draw:line draw:style-name="gr44" draw:text-style-name="P13" draw:layer="layout" svg:x1="21.91cm" svg:y1="14.225cm" svg:x2="21.91cm" svg:y2="11.21cm">
          <text:p/>
        </draw:line>
        <draw:line draw:style-name="gr34" draw:text-style-name="P5" draw:layer="layout" svg:x1="22.235cm" svg:y1="11.25cm" svg:x2="22.235cm" svg:y2="14.225cm">
          <text:p/>
        </draw:line>
        <draw:line draw:style-name="gr34" draw:text-style-name="P5" draw:layer="layout" svg:x1="22.555cm" svg:y1="11.25cm" svg:x2="22.555cm" svg:y2="14.225cm">
          <text:p/>
        </draw:line>
        <draw:line draw:style-name="gr42" draw:text-style-name="P5" draw:layer="layout" svg:x1="22.9cm" svg:y1="11.2cm" svg:x2="22.9cm" svg:y2="14.245cm">
          <text:p/>
        </draw:line>
        <draw:frame draw:style-name="gr43" draw:text-style-name="P6" draw:layer="layout" svg:width="2.28cm" svg:height="2.471cm" svg:x="22.92cm" svg:y="11.615cm">
          <draw:text-box>
            <text:p><text:span text:style-name="T1">3.3V-R</text:span></text:p>
            <text:p><text:span text:style-name="T1">SDA-R</text:span></text:p>
            <text:p><text:span text:style-name="T1">SCL-R</text:span></text:p>
            <text:p><text:span text:style-name="T1">GND</text:span></text:p>
          </draw:text-box>
        </draw:frame>
        <draw:line draw:style-name="gr45" draw:text-style-name="P5" draw:layer="layout" svg:x1="15.944cm" svg:y1="11.28cm" svg:x2="15.834cm" svg:y2="11.54cm">
          <text:p/>
        </draw:line>
        <draw:line draw:style-name="gr45" draw:text-style-name="P5" draw:layer="layout" svg:x1="16.715cm" svg:y1="11.28cm" svg:x2="16.605cm" svg:y2="11.54cm">
          <text:p/>
        </draw:line>
        <draw:line draw:style-name="gr45" draw:text-style-name="P5" draw:layer="layout" svg:x1="22.025cm" svg:y1="13.905cm" svg:x2="21.915cm" svg:y2="14.165cm">
          <text:p/>
        </draw:line>
        <draw:line draw:style-name="gr45" draw:text-style-name="P5" draw:layer="layout" svg:x1="15.14cm" svg:y1="13.88cm" svg:x2="15.03cm" svg:y2="14.14cm">
          <text:p/>
        </draw:line>
        <draw:line draw:style-name="gr45" draw:text-style-name="P5" draw:layer="layout" svg:x1="4.175cm" svg:y1="13.87cm" svg:x2="4.065cm" svg:y2="14.13cm">
          <text:p/>
        </draw:line>
        <draw:custom-shape draw:style-name="gr46" draw:text-style-name="P18" draw:layer="layout" svg:width="2.025cm" svg:height="1.15cm" svg:x="1.55cm" svg:y="1.225cm">
          <text:p text:style-name="P2"><text:span text:style-name="T1">Bench</text:span></text:p>
          <text:p text:style-name="P2"><text:span text:style-name="T1">Supply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3.555cm" svg:y1="1.51cm" svg:x2="4.09cm" svg:y2="1.51cm">
          <text:p/>
        </draw:line>
        <draw:line draw:style-name="gr5" draw:text-style-name="P5" draw:layer="layout" svg:x1="3.544cm" svg:y1="1.96cm" svg:x2="4.059cm" svg:y2="1.9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dashed-2" draw:style="rect" draw:dots1="1" draw:dots1-length="5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4T13:52:34.430000000</meta:creation-date>
    <dc:date>2022-11-20T00:23:50.462000000</dc:date>
    <meta:editing-duration>PT4H15M41S</meta:editing-duration>
    <meta:editing-cycles>5</meta:editing-cycles>
    <meta:generator>LibreOffice/7.4.2.3$Windows_X86_64 LibreOffice_project/382eef1f22670f7f4118c8c2dd222ec7ad009daf</meta:generator>
    <meta:document-statistic meta:object-count="119"/>
  </office:meta>
</office:document-meta>
</file>